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a xlink:type="simple" xlink:href="http://delphinum.ru/">LibreOffice is a free and open source office suite, developed by The Document Foundation. It was forked from OpenOffice.org in 2010. The LibreOffice suite comprises programs to do word processing, spreadsheets, slideshows, diagrams and drawings, maintain</text:a></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text:soft-page-break/>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51:07</dc:date>
    <dc:creator>artur </dc:creator>
    <meta:editing-duration>P0D</meta:editing-duration>
    <meta:editing-cycles>2</meta:editing-cycles>
    <meta:document-statistic meta:table-count="0" meta:image-count="0" meta:object-count="0" meta:page-count="2" meta:paragraph-count="12" meta:word-count="666" meta:character-count="4546" meta:non-whitespace-character-count="3892"/>
  </office:meta>
</office:document-meta>
</file>